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49c4c"/>
    </style:style>
    <style:style style:name="P2" style:family="paragraph">
      <loext:graphic-properties draw:fill-color="#eeeeee"/>
      <style:text-properties fo:font-size="12pt"/>
    </style:style>
    <style:style style:name="P3" style:family="paragraph">
      <loext:graphic-properties draw:fill-color="#eeeeee"/>
    </style:style>
    <style:style style:name="P4" style:family="paragraph">
      <loext:graphic-properties draw:fill-color="#ffffff"/>
    </style:style>
    <style:style style:name="P5" style:family="paragraph">
      <style:text-properties fo:font-size="12pt"/>
    </style:style>
    <style:style style:name="T1" style:family="text">
      <style:text-properties officeooo:rsid="00166a5a"/>
    </style:style>
    <style:style style:name="T2" style:family="text">
      <style:text-properties fo:font-size="12pt"/>
    </style:style>
    <style:style style:name="gr1" style:family="graphic">
      <style:graphic-properties draw:fill-color="#eeeeee" draw:textarea-horizontal-align="justify" draw:textarea-vertical-align="middle" draw:auto-grow-height="false" fo:min-height="0.5654in" fo:min-width="2.4409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eeeeee" draw:textarea-horizontal-align="justify" draw:textarea-vertical-align="middle" draw:auto-grow-height="false" fo:min-height="0.5654in" fo:min-width="2.3098in" fo:wrap-option="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3.0209in" fo:min-width="5.711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eeeeee" draw:textarea-horizontal-align="justify" draw:textarea-vertical-align="middle" draw:auto-grow-height="false" fo:min-height="0.5646in" fo:min-width="2.44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eeeeee" draw:textarea-horizontal-align="justify" draw:textarea-vertical-align="middle" draw:auto-grow-height="false" fo:min-height="0.5646in" fo:min-width="5.50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eeeeee" draw:textarea-horizontal-align="justify" draw:textarea-vertical-align="middle" draw:auto-grow-height="false" fo:min-height="2.2917in" fo:min-width="0.98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ffffff" draw:textarea-horizontal-align="justify" draw:textarea-vertical-align="middle" draw:auto-grow-height="false" fo:min-height="2.3in" fo:min-width="3.6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ffffff" draw:textarea-horizontal-align="left" draw:textarea-vertical-align="top" draw:auto-grow-height="false" fo:min-height="2.3in" fo:min-width="3.698in" fo:wrap-option="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eeeeee" draw:textarea-horizontal-align="justify" draw:textarea-vertical-align="middle" draw:auto-grow-height="false" fo:min-height="0.2425in" fo:min-width="1.7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ffffff" draw:textarea-horizontal-align="left" draw:textarea-vertical-align="top" draw:auto-grow-height="false" fo:min-height="1.2236in" fo:min-width="0.911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eeeeee" draw:textarea-horizontal-align="justify" draw:textarea-vertical-align="middle" draw:auto-grow-height="false" fo:min-height="0.2701in" fo:min-width="0.70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-color="#eeeeee" draw:textarea-horizontal-align="justify" draw:textarea-vertical-align="middle" draw:auto-grow-height="false" fo:min-height="0.2709in" fo:min-width="0.704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<draw:custom-shape text:anchor-type="paragraph" draw:z-index="0" draw:name="Shape1" draw:style-name="gr1" draw:text-style-name="P2" svg:width="2.5024in" svg:height="0.6268in" svg:x="0.8016in" svg:y="0.178in"><text:p><text:span text:style-name="T2"><text:s text:c="14"/></text:span><text:span text:style-name="T2">Java Client API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" draw:style-name="gr2" draw:text-style-name="P3" svg:width="2.3697in" svg:height="0.6252in" svg:x="3.9634in" svg:y="0.1516in"><text:p><text:s text:c="17"/>External API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Standard"><draw:custom-shape text:anchor-type="paragraph" draw:z-index="2" draw:name="Shape2" draw:style-name="gr3" draw:text-style-name="P4" svg:width="5.7122in" svg:height="3.0213in" svg:x="0.6382in" svg:y="0.0429in"><text:p/><draw:enhanced-geometry svg:viewBox="0 0 21600 21600" draw:type="rectangle" draw:enhanced-path="M 0 0 L 21600 0 21600 21600 0 21600 0 0 Z N"/></draw:custom-shape></text:p>
      <text:p text:style-name="Standard"><draw:custom-shape text:anchor-type="paragraph" draw:z-index="8" draw:name="Shape4" draw:style-name="gr7" draw:text-style-name="P4" svg:width="3.698in" svg:height="2.3004in" svg:x="2.3138in" svg:y="0.1882in"><text:p/><draw:enhanced-geometry svg:viewBox="0 0 21600 21600" draw:type="rectangle" draw:enhanced-path="M 0 0 L 21600 0 21600 21600 0 21600 0 0 Z N"/></draw:custom-shape><draw:custom-shape text:anchor-type="paragraph" draw:z-index="9" draw:name="Shape4" draw:style-name="gr8" draw:text-style-name="P4" svg:width="3.698in" svg:height="2.3004in" svg:x="2.3138in" svg:y="0.1882in"><text:p><text:s text:c="4"/></text:p><text:p><text:s text:c="5"/>Region Server</text:p><draw:enhanced-geometry svg:viewBox="0 0 21600 21600" draw:mirror-horizontal="false" draw:mirror-vertical="false" draw:type="rectangle" draw:enhanced-path="M 0 0 L 21600 0 21600 21600 0 21600 0 0 Z N"/></draw:custom-shape></text:p>
      <text:p text:style-name="Standard"><draw:custom-shape text:anchor-type="paragraph" draw:z-index="6" draw:name="Shape3" draw:style-name="gr6" draw:text-style-name="P3" svg:width="0.9898in" svg:height="2.2921in" svg:x="0.9075in" svg:y="0.0047in"><text:p><text:s text:c="6"/>Master</text:p><draw:enhanced-geometry svg:viewBox="0 0 21600 21600" draw:type="rectangle" draw:enhanced-path="M 0 0 L 21600 0 21600 21600 0 21600 0 0 Z N"/></draw:custom-shape><draw:custom-shape text:anchor-type="paragraph" draw:z-index="7" draw:name="Shape4" draw:style-name="gr7" draw:text-style-name="P4" svg:width="3.698in" svg:height="2.3004in" svg:x="2.461in" svg:y="0.1791in"><text:p/><draw:enhanced-geometry svg:viewBox="0 0 21600 21600" draw:type="rectangle" draw:enhanced-path="M 0 0 L 21600 0 21600 21600 0 21600 0 0 Z N"/></draw:custom-shape><draw:custom-shape text:anchor-type="paragraph" draw:z-index="10" draw:name="Shape5" draw:style-name="gr9" draw:text-style-name="P3" svg:width="1.7098in" svg:height="0.2425in" svg:x="3.9457in" svg:y="0.1791in"><text:p><text:s text:c="4"/>Write-Ahead Log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><draw:custom-shape text:anchor-type="paragraph" draw:z-index="11" draw:name="Shape6" draw:style-name="gr10" draw:text-style-name="P4" svg:width="0.9122in" svg:height="1.224in" svg:x="2.5827in" svg:y="0.0457in"><text:p><text:s text:c="5"/></text:p><text:p><text:s text:c="5"/>Region</text:p><draw:enhanced-geometry svg:viewBox="0 0 21600 21600" draw:type="rectangle" draw:enhanced-path="M 0 0 L 21600 0 21600 21600 0 21600 0 0 Z N"/></draw:custom-shape><draw:custom-shape text:anchor-type="paragraph" draw:z-index="12" draw:name="Shape6" draw:style-name="gr10" draw:text-style-name="P4" svg:width="0.9122in" svg:height="1.224in" svg:x="3.6846in" svg:y="0.0457in"><text:p/><text:p><text:s text:c="5"/>Region</text:p><text:p/><draw:enhanced-geometry svg:viewBox="0 0 21600 21600" draw:type="rectangle" draw:enhanced-path="M 0 0 L 21600 0 21600 21600 0 21600 0 0 Z N"/></draw:custom-shape><draw:custom-shape text:anchor-type="paragraph" draw:z-index="13" draw:name="Shape6" draw:style-name="gr10" draw:text-style-name="P4" svg:width="0.9122in" svg:height="1.224in" svg:x="4.8661in" svg:y="0.0543in"><text:p/><text:p><text:s text:c="5"/>Region</text:p><draw:enhanced-geometry svg:viewBox="0 0 21600 21600" draw:type="rectangle" draw:enhanced-path="M 0 0 L 21600 0 21600 21600 0 21600 0 0 Z N"/></draw:custom-shape><draw:custom-shape text:anchor-type="paragraph" draw:z-index="16" draw:name="Shape7" draw:style-name="gr11" draw:text-style-name="P2" svg:width="0.7043in" svg:height="0.2705in" svg:x="3.7783in" svg:y="0.5102in"><text:p text:style-name="P5">MemStore</text:p><draw:enhanced-geometry svg:viewBox="0 0 21600 21600" draw:type="rectangle" draw:enhanced-path="M 0 0 L 21600 0 21600 21600 0 21600 0 0 Z N"/></draw:custom-shape></text:p>
      <text:p text:style-name="Standard"/>
      <text:p text:style-name="Standard"><draw:custom-shape text:anchor-type="paragraph" draw:z-index="14" draw:name="Shape7" draw:style-name="gr11" draw:text-style-name="P2" svg:width="0.7043in" svg:height="0.2705in" svg:x="2.7043in" svg:y="0.1311in"><text:p text:style-name="P5">MemStore</text:p><draw:enhanced-geometry svg:viewBox="0 0 21600 21600" draw:type="rectangle" draw:enhanced-path="M 0 0 L 21600 0 21600 21600 0 21600 0 0 Z N"/></draw:custom-shape><draw:custom-shape text:anchor-type="paragraph" draw:z-index="18" draw:name="Shape7" draw:style-name="gr11" draw:text-style-name="P2" svg:width="0.7043in" svg:height="0.2705in" svg:x="4.961in" svg:y="0.1311in"><text:p text:style-name="P5">MemStore</text:p><draw:enhanced-geometry svg:viewBox="0 0 21600 21600" draw:type="rectangle" draw:enhanced-path="M 0 0 L 21600 0 21600 21600 0 21600 0 0 Z N"/></draw:custom-shape></text:p>
      <text:p text:style-name="Standard"/>
      <text:p text:style-name="Standard"><draw:custom-shape text:anchor-type="paragraph" draw:z-index="15" draw:name="Shape7" draw:style-name="gr12" draw:text-style-name="P2" svg:width="0.7051in" svg:height="0.2713in" svg:x="2.7047in" svg:y="0.0953in"><text:p text:style-name="P5"><text:s text:c="3"/>HFile</text:p><draw:enhanced-geometry svg:viewBox="0 0 21600 21600" draw:type="rectangle" draw:enhanced-path="M 0 0 L 21600 0 21600 21600 0 21600 0 0 Z N"/></draw:custom-shape><draw:custom-shape text:anchor-type="paragraph" draw:z-index="17" draw:name="Shape7" draw:style-name="gr12" draw:text-style-name="P2" svg:width="0.7051in" svg:height="0.2713in" svg:x="3.7882in" svg:y="0.0953in"><text:p text:style-name="P5"><text:s text:c="3"/>HFile</text:p><draw:enhanced-geometry svg:viewBox="0 0 21600 21600" draw:type="rectangle" draw:enhanced-path="M 0 0 L 21600 0 21600 21600 0 21600 0 0 Z N"/></draw:custom-shape><draw:custom-shape text:anchor-type="paragraph" draw:z-index="19" draw:name="Shape7" draw:style-name="gr12" draw:text-style-name="P2" svg:width="0.7051in" svg:height="0.2713in" svg:x="4.9709in" svg:y="0.0953in"><text:p text:style-name="P5"><text:s text:c="4"/>HFile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3" draw:name="Shape1" draw:style-name="gr4" draw:text-style-name="P2" svg:width="2.5016in" svg:height="0.626in" svg:x="0.8028in" svg:y="0.1783in"><text:p text:style-name="P5"><text:s text:c="8"/>Hadoop FileSystem AP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" draw:style-name="gr4" draw:text-style-name="P2" svg:width="2.5016in" svg:height="0.626in" svg:x="3.8492in" svg:y="0.1701in"><text:p text:style-name="P5"><text:s text:c="18"/>Zookeep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><draw:custom-shape text:anchor-type="paragraph" draw:z-index="4" draw:name="Shape1" draw:style-name="gr5" draw:text-style-name="P2" svg:width="5.565in" svg:height="0.626in" svg:x="0.8201in" svg:y="0.1661in"><text:p text:style-name="P5"><text:s text:c="28"/>Hadoop Distributed File System (HDFS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 <text:s text:c="14"/><text:span text:style-name="T1">Figure: HBase Architectu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rawing" style:family="paragraph" style:parent-style-name="Caption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6:42:52.439944463</meta:creation-date>
    <dc:date>2016-05-18T17:11:17.772485517</dc:date>
    <meta:editing-duration>PT6M30S</meta:editing-duration>
    <meta:editing-cycles>4</meta:editing-cycles>
    <meta:generator>LibreOffice/5.1.2.2$Linux_X86_64 LibreOffice_project/10m0$Build-2</meta:generator>
    <meta:document-statistic meta:table-count="0" meta:image-count="0" meta:object-count="0" meta:page-count="1" meta:paragraph-count="1" meta:word-count="3" meta:character-count="44" meta:non-whitespace-character-count="24"/>
  </office:meta>
</office:document-meta>
</file>